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STUDENT</text:p>
      <text:p text:style-name="Standard">STUDYING WITH LONG DISTANCE LEARNING INSTITUTION CAN BE FRUSTRATING. WE BRAINSTORMING COLLEGE UNDERSTAND THIS AND ARE COMMITED TO MAKING YOUR STUDIES <text:span text:style-name="T1">HUSTLE FREE</text:span>, <text:span text:style-name="T1">CONVINIENT AND ENJOYABLE</text:span>. BY REGISTERING WITH US YOU WILL GAIN ACCESS TO CLASSES THAT <text:span text:style-name="T1">DELIVER QUALITY MATERIAL</text:span>, HELP YOU WITH YOUR ASSIGNMENTS AND ALSO MAKE SURE THAT YOU ARE WELL PREPARED FOR YOUREXAMINATION.</text:p>
      <text:p text:style-name="Standard"><text:span text:style-name="T1">TAKE ADVANTAGE</text:span> OF THIS OPPORTUNITY! <text:span text:style-name="T1">APPLY NOW</text:span>! <text:s/><text:span text:style-name="T1">LIMITED PLACES</text:span> AVAILABLE. <text:s/>REGISTRATION OPEN NOW UNTIL 31 JANUARY 2012.</text:p>
      <text:p text:style-name="Standard">KINDLY REGARD</text:p>
      <text:p text:style-name="Standard">SINAZ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Z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bur</meta:initial-creator>
    <dc:creator>Batanayi Matuku</dc:creator>
    <meta:editing-cycles>2</meta:editing-cycles>
    <meta:print-date>2012-01-10T11:19:00</meta:print-date>
    <meta:creation-date>2012-01-10T14:13:00</meta:creation-date>
    <dc:date>2012-01-10T18:41:58</dc:date>
    <meta:editing-duration>PT3S</meta:editing-duration>
    <meta:generator>LibreOffice/3.3$Linux LibreOffice_project/330m19$Build-401</meta:generator>
    <meta:document-statistic meta:table-count="0" meta:image-count="0" meta:object-count="0" meta:page-count="1" meta:paragraph-count="5" meta:word-count="78" meta:character-count="522"/>
    <meta:user-defined meta:name="AppVersion">12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